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bb4" officeooo:paragraph-rsid="0002fbb4"/>
    </style:style>
    <style:style style:name="P2" style:family="paragraph" style:parent-style-name="Standard">
      <style:text-properties officeooo:paragraph-rsid="0002fbb4"/>
    </style:style>
    <style:style style:name="T1" style:family="text">
      <style:text-properties officeooo:rsid="0002fbb4"/>
    </style:style>
    <style:style style:name="T2" style:family="text">
      <style:text-properties officeooo:rsid="0004a21f"/>
    </style:style>
    <style:style style:name="T3" style:family="text">
      <style:text-properties officeooo:rsid="00054ae8"/>
    </style:style>
    <style:style style:name="T4" style:family="text">
      <style:text-properties officeooo:rsid="00068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:</text:p>
      <text:p text:style-name="P2"><text:a xlink:type="simple" xlink:href="https://medium.com/analytics-vidhya/retail-store-item-detection-using-yolov5-7ba3ddd71b0c" office:name="retail store item detection using YOLOv5" text:style-name="Internet_20_link" text:visited-style-name="Visited_20_Internet_20_Link"><text:span text:style-name="T1">retail store item detection using YOLOv5</text:span></text:a></text:p>
      <text:p text:style-name="P2"><text:a xlink:type="simple" xlink:href="https://github.com/shayanalibhatti/Retail-Store-Item-Detection-using-YOLOv5" office:name="GITHUB link for YOLOv5" text:style-name="Internet_20_link" text:visited-style-name="Visited_20_Internet_20_Link"><text:span text:style-name="T1">GITHUB link for YOLOv5</text:span></text:a></text:p>
      <text:p text:style-name="P2"><text:a xlink:type="simple" xlink:href="https://levelup.gitconnected.com/product-detection-from-grocery-shelf-9db031e0ddc1" office:name="computer vision for object detection using CenterNet, faster RCNN and efficientDet" text:style-name="Internet_20_link" text:visited-style-name="Visited_20_Internet_20_Link"><text:span text:style-name="T1">computer vision for object detection using CenterNet, faster RCNN and efficientDet</text:span></text:a></text:p>
      <text:p text:style-name="P2"><text:a xlink:type="simple" xlink:href="https://towardsdatascience.com/centernet-explained-a7386f368962" office:name="centerNet explaination" text:style-name="Internet_20_link" text:visited-style-name="Visited_20_Internet_20_Link"><text:span text:style-name="T1">centerNet explaination</text:span></text:a></text:p>
      <text:p text:style-name="P2"><text:a xlink:type="simple" xlink:href="https://blog.roboflow.com/how-to-train-yolov5-on-a-custom-dataset/" office:name="blog on how to train YOLOv5" text:style-name="Internet_20_link" text:visited-style-name="Visited_20_Internet_20_Link"><text:span text:style-name="T2">blog on how to train YOLOv5</text:span></text:a></text:p>
      <text:p text:style-name="P2"><text:a xlink:type="simple" xlink:href="https://blog.roboflow.com/breaking-down-efficientdet/" office:name="efficientDet for object detection" text:style-name="Internet_20_link" text:visited-style-name="Visited_20_Internet_20_Link"><text:span text:style-name="T2">efficientDet for object detection</text:span></text:a></text:p>
      <text:p text:style-name="P2"><text:a xlink:type="simple" xlink:href="https://public.roboflow.com/object-detection/bccd" office:name="public blood cell detection dataset" text:style-name="Internet_20_link" text:visited-style-name="Visited_20_Internet_20_Link"><text:span text:style-name="T2">public blood cell detection dataset</text:span></text:a></text:p>
      <text:p text:style-name="P2"><text:a xlink:type="simple" xlink:href="https://colab.research.google.com/drive/1gDZ2xcTOgR39tGGs-EZ6i3RTs16wmzZQ" office:name="ROBOFLOW colab notebook on how to train YOLOv5" text:style-name="Internet_20_link" text:visited-style-name="Visited_20_Internet_20_Link"><text:span text:style-name="T2">ROBOFLOW colab notebook on how to train YOLOv5</text:span></text:a></text:p>
      <text:p text:style-name="P2"><text:a xlink:type="simple" xlink:href="https://towardsdatascience.com/training-efficientdet-object-detection-model-with-a-custom-dataset-25fb0f190555" text:style-name="Internet_20_link" text:visited-style-name="Visited_20_Internet_20_Link"><text:span text:style-name="T3">efficientDet model training over custom dataset</text:span></text:a></text:p>
      <text:p text:style-name="P2"><text:a xlink:type="simple" xlink:href="https://www.researchgate.net/figure/The-detection-performance-on-the-VisDrone2019-validation-dataset_tbl1_357540133" text:style-name="Internet_20_link" text:visited-style-name="Visited_20_Internet_20_Link"><text:span text:style-name="T4">GLE-Net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1:22:42.734370261</meta:creation-date>
    <dc:date>2022-05-16T13:50:32.804083773</dc:date>
    <meta:editing-duration>PT53M5S</meta:editing-duration>
    <meta:editing-cycles>1</meta:editing-cycles>
    <meta:document-statistic meta:table-count="0" meta:image-count="0" meta:object-count="0" meta:page-count="1" meta:paragraph-count="11" meta:word-count="54" meta:character-count="372" meta:non-whitespace-character-count="329"/>
    <meta:generator>LibreOffice/6.4.7.2$Linux_X86_64 LibreOffice_project/40$Build-2</meta:generator>
  </office:meta>
</office:document-meta>
</file>